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2.036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3.374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812cm"/>
    </style:style>
    <style:style style:name="co10" style:family="table-column">
      <style:table-column-properties fo:break-before="auto" style:column-width="2.70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office:value-type="string">
            <text:p>mem_src</text:p>
          </table:table-cell>
          <table:table-cell office:value-type="string">
            <text:p>mem_op</text:p>
          </table:table-cell>
          <table:table-cell office:value-type="string">
            <text:p>alu_srcA</text:p>
          </table:table-cell>
          <table:table-cell office:value-type="string">
            <text:p>alu_srcB</text:p>
          </table:table-cell>
          <table:table-cell office:value-type="string">
            <text:p>alu_cmd</text:p>
          </table:table-cell>
          <table:table-cell office:value-type="string">
            <text:p>pc_write</text:p>
          </table:table-cell>
          <table:table-cell office:value-type="string">
            <text:p>ir_write</text:p>
          </table:table-cell>
          <table:table-cell office:value-type="string">
            <text:p>pc_src</text:p>
          </table:table-cell>
          <table:table-cell office:value-type="string">
            <text:p>reg1_src</text:p>
          </table:table-cell>
          <table:table-cell office:value-type="string">
            <text:p>reg_cmd</text:p>
          </table:table-cell>
          <table:table-cell office:value-type="string">
            <text:p>reg_src</text:p>
          </table:table-cell>
          <table:table-cell office:value-type="string">
            <text:p>mdr_write</text:p>
          </table:table-cell>
        </table:table-row>
        <table:table-row table:style-name="ro1">
          <table:table-cell office:value-type="string">
            <text:p>1 fetch</text:p>
          </table:table-cell>
          <table:table-cell office:value-type="string">
            <text:p>pc</text:p>
          </table:table-cell>
          <table:table-cell office:value-type="string">
            <text:p>read</text:p>
          </table:table-cell>
          <table:table-cell office:value-type="string">
            <text:p>pc</text:p>
          </table:table-cell>
          <table:table-cell office:value-type="string">
            <text:p>incr</text:p>
          </table:table-cell>
          <table:table-cell office:value-type="string">
            <text:p>add</text:p>
          </table:table-cell>
          <table:table-cell table:number-columns-repeated="2" office:value-type="string">
            <text:p>1 (mem_done)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 decode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R-execute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f(opcode)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 R-save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word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branch-exec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ub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d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 branch-compl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office:value-type="string">
            <text:p>f(opcode,alu_out)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store</text:p>
          </table:table-cell>
          <table:table-cell office:value-type="string">
            <text:p>A</text:p>
          </table:table-cell>
          <table:table-cell office:value-type="string">
            <text:p>writ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load-exec</text:p>
          </table:table-cell>
          <table:table-cell office:value-type="string">
            <text:p>A</text:p>
          </table:table-cell>
          <table:table-cell office:value-type="string">
            <text:p>rea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string">
            <text:p>1 (mem_done)</text:p>
          </table:table-cell>
        </table:table-row>
        <table:table-row table:style-name="ro1">
          <table:table-cell office:value-type="string">
            <text:p>4 load-save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word</text:p>
          </table:table-cell>
          <table:table-cell office:value-type="string">
            <text:p>md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call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rs1</text:p>
          </table:table-cell>
          <table:table-cell office:value-type="string">
            <text:p>word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jump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mm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I-execute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f(opcode)</text:p>
          </table:table-cell>
          <table:table-cell office:value-type="string">
            <text:p>im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shift-exec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imm</text:p>
          </table:table-cell>
          <table:table-cell office:value-type="string">
            <text:p>f(opcode)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none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4 shift-save</text:p>
          </table:table-cell>
          <table:table-cell office:value-type="string">
            <text:p>pc</text:p>
          </table:table-cell>
          <table:table-cell office:value-type="string">
            <text:p>non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u</text:p>
          </table:table-cell>
          <table:table-cell office:value-type="string">
            <text:p>rs1</text:p>
          </table:table-cell>
          <table:table-cell office:value-type="string">
            <text:p>word</text:p>
          </table:table-cell>
          <table:table-cell office:value-type="string">
            <text:p>alu_out</text:p>
          </table:table-cell>
          <table:table-cell office:value-type="float" office:value="0">
            <text:p>0</text:p>
          </table:table-cell>
        </table:table-row>
        <table:table-row table:style-name="ro1" table:number-rows-repeated="65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nilha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5">05/06/2006</text:date>, <text:time>14:28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Henrique Dante de Almeida</meta:initial-creator>
    <meta:creation-date>2006-06-05T08:26:55</meta:creation-date>
    <dc:creator>Henrique Dante de Almeida</dc:creator>
    <dc:date>2006-06-05T14:28:01</dc:date>
    <dc:language>pt-BR</dc:language>
    <meta:editing-cycles>6</meta:editing-cycles>
    <meta:editing-duration>PT3H0M27S</meta:editing-duration>
    <meta:user-defined meta:name="Info 1"/>
    <meta:user-defined meta:name="Info 2"/>
    <meta:user-defined meta:name="Info 3"/>
    <meta:user-defined meta:name="Info 4"/>
    <meta:document-statistic meta:table-count="3" meta:cell-count="194"/>
  </office:meta>
</office:document-meta>
</file>